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justify"/>
      <style:text-properties style:font-name="Arial" style:font-name-complex="Arial"/>
    </style:style>
    <style:style style:name="P3" style:parent-style-name="Standard" style:family="paragraph">
      <style:paragraph-properties fo:text-align="justify" fo:text-indent="0.4923in"/>
      <style:text-properties style:font-name="Arial" style:font-name-complex="Arial"/>
    </style:style>
    <style:style style:name="P4" style:parent-style-name="Standard" style:family="paragraph">
      <style:paragraph-properties fo:text-align="justify"/>
      <style:text-properties style:font-name="Arial" style:font-name-complex="Arial"/>
    </style:style>
    <style:style style:name="P5" style:parent-style-name="Standard" style:family="paragraph">
      <style:paragraph-properties fo:text-align="justify" fo:text-indent="0.4923in"/>
      <style:text-properties style:font-name="Arial" style:font-name-complex="Arial"/>
    </style:style>
    <style:style style:name="P6" style:parent-style-name="Standard" style:family="paragraph">
      <style:paragraph-properties fo:text-align="justify" fo:text-indent="0.4923in"/>
      <style:text-properties style:font-name="Arial" style:font-name-complex="Arial"/>
    </style:style>
    <style:style style:name="P7" style:parent-style-name="Standard" style:family="paragraph">
      <style:paragraph-properties fo:text-align="justify" fo:text-indent="0.4923in"/>
      <style:text-properties style:font-name="Arial" style:font-name-complex="Arial"/>
    </style:style>
    <style:style style:name="P8" style:parent-style-name="Standard" style:family="paragraph">
      <style:paragraph-properties fo:text-align="justify" fo:text-indent="0.4923in"/>
      <style:text-properties style:font-name="Arial" style:font-name-complex="Arial"/>
    </style:style>
    <style:style style:name="P9" style:parent-style-name="Standard" style:family="paragraph">
      <style:paragraph-properties fo:text-align="justify" fo:text-indent="0.4923in"/>
      <style:text-properties style:font-name="Arial" style:font-name-complex="Arial"/>
    </style:style>
    <style:style style:name="P10" style:parent-style-name="Standard" style:family="paragraph">
      <style:paragraph-properties fo:text-align="justify" fo:text-indent="0.4923in"/>
    </style:style>
    <style:style style:name="T11" style:parent-style-name="Fonteparág.padrão" style:family="text">
      <style:text-properties style:font-name="Arial" style:font-name-complex="Arial"/>
    </style:style>
    <style:style style:name="T12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3" style:parent-style-name="Fonteparág.padrão" style:family="text">
      <style:text-properties style:font-name="Arial" style:font-name-complex="Arial"/>
    </style:style>
    <style:style style:name="T1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5" style:parent-style-name="Fonteparág.padrão" style:family="text">
      <style:text-properties style:font-name="Arial" style:font-name-complex="Arial"/>
    </style:style>
    <style:style style:name="P16" style:parent-style-name="Standard" style:family="paragraph">
      <style:paragraph-properties fo:text-align="justify"/>
      <style:text-properties style:font-name="Arial" style:font-name-complex="Arial"/>
    </style:style>
    <style:style style:name="P17" style:parent-style-name="Standard" style:family="paragraph">
      <style:paragraph-properties fo:text-align="justify"/>
      <style:text-properties style:font-name="Arial" style:font-name-complex="Arial"/>
    </style:style>
    <style:style style:name="P18" style:parent-style-name="Standard" style:family="paragraph">
      <style:paragraph-properties fo:text-align="justify"/>
      <style:text-properties style:font-name="Arial" style:font-name-complex="Arial"/>
    </style:style>
    <style:style style:name="P19" style:parent-style-name="Standard" style:family="paragraph">
      <style:paragraph-properties fo:text-align="justify"/>
      <style:text-properties style:font-name="Arial" style:font-name-complex="Arial"/>
    </style:style>
    <style:style style:name="P20" style:parent-style-name="Standard" style:family="paragraph">
      <style:paragraph-properties fo:text-align="justify"/>
      <style:text-properties style:font-name="Arial" style:font-name-complex="Arial"/>
    </style:style>
  </office:automatic-styles>
  <office:body>
    <office:text text:use-soft-page-breaks="true">
      <text:p text:style-name="P1"/>
      <text:p text:style-name="Standard"/>
      <text:p text:style-name="P2"/>
      <text:p text:style-name="P3">Bom dia<text:s/>João,<text:s/>como vai? Espero que bem.</text:p>
      <text:p text:style-name="P4"/>
      <text:p text:style-name="P5">O projeto 5gflix está finalizado, mando em anexo a documentação do mesmo.<text:s/></text:p>
      <text:p text:style-name="P6">O objetivo do projeto em questão, é realizar um estudo de mercado analisando os dois principais concorrentes do cliente, no caso a Amazon e a Netflix.<text:s/></text:p>
      <text:p text:style-name="P7">Para realizar o projeto, foram fornecidas duas bases de dados, uma de cada concorrente para tratarmos e realizar um estudo entre os títulos disponíveis em cada um, o objetivo novamente é contribuir com o processo de tomada de decisão do cliente. <text:s/></text:p>
      <text:p text:style-name="P8">Atendendo os requisitos do projeto, foi construído uma estrutura lógica que atende as necessidades dos clientes, assim como a disponibilização dos dados devidamente tratados ao final do processamento, de forma, que o time de BI possa realizar as devidas consultas com maior eficácia, além de disponibilizar os dados em tempo real.<text:s/></text:p>
      <text:p text:style-name="P9">O formato escolhido para armazenar os dados é o parquet, a escolha é com o objetivo de otimizarmos custos, capacidade de armazenamento e processamento, visto os benefícios provenientes desse tipo de formato.</text:p>
      <text:p text:style-name="P10"><text:span text:style-name="T11">Por fim, o banco de dados escolhido para este projeto foi o<text:s/></text:span><text:span text:style-name="T12">Bigquery</text:span><text:span text:style-name="T13">, um<text:s/></text:span><text:span text:style-name="T14">datawarehouse</text:span><text:span text:style-name="T15"><text:s/>da google que possui diversas vantagens, entre elas, a versatilidade.<text:s/></text:span></text:p>
      <text:p text:style-name="P16"/>
      <text:p text:style-name="P17">Qualquer dúvida, por favor me<text:s/>hesite em me chamar.<text:s/></text:p>
      <text:p text:style-name="P18">Agradeço pela atenção.<text:s/></text:p>
      <text:p text:style-name="P19"/>
      <text:p text:style-name="P20">Larissa Guimarã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crosoft Windows</dc:creator>
    <meta:creation-date>2022-05-31T19:01:00Z</meta:creation-date>
    <dc:date>2022-10-06T12:02:00Z</dc:date>
    <meta:template xlink:href="Normal.dotm" xlink:type="simple"/>
    <meta:editing-cycles>2</meta:editing-cycles>
    <meta:editing-duration>PT780S</meta:editing-duration>
    <meta:document-statistic meta:page-count="1" meta:paragraph-count="2" meta:word-count="206" meta:character-count="1322" meta:row-count="9" meta:non-whitespace-character-count="1118"/>
  </office:meta>
</office:document-meta>
</file>